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9"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0"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1"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2"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3"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4"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5"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6"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8"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19" draw:style-name="dp1" draw:master-page-name="Standard">
        <draw:line draw:style-name="gr40" draw:text-style-name="P7" draw:layer="layout" svg:x1="0.8cm" svg:y1="3.4cm" svg:x2="2cm" svg:y2="4.8cm">
          <text:p/>
        </draw:line>
        <draw:line draw:style-name="gr40" draw:text-style-name="P7" draw:layer="layout" svg:x1="4.4cm" svg:y1="0.2cm" svg:x2="2cm" svg:y2="4.8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4-28T08:16:53.515329266</dc:date>
    <meta:editing-duration>PT1H2M39S</meta:editing-duration>
    <meta:editing-cycles>38</meta:editing-cycles>
    <meta:generator>LibreOffice/7.3.7.2$Linux_X86_64 LibreOffice_project/30$Build-2</meta:generator>
    <meta:document-statistic meta:object-count="93"/>
  </office:meta>
</office:document-meta>
</file>